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fde" officeooo:paragraph-rsid="001eefde"/>
    </style:style>
    <style:style style:name="P2" style:family="paragraph" style:parent-style-name="Standard">
      <style:text-properties officeooo:rsid="001eefde" officeooo:paragraph-rsid="00201ada"/>
    </style:style>
    <style:style style:name="P3" style:family="paragraph" style:parent-style-name="Standard">
      <style:text-properties officeooo:rsid="00201ada" officeooo:paragraph-rsid="00201ada"/>
    </style:style>
    <style:style style:name="P4" style:family="paragraph" style:parent-style-name="Standard">
      <style:text-properties officeooo:rsid="0020fb23" officeooo:paragraph-rsid="0020fb23"/>
    </style:style>
    <style:style style:name="T1" style:family="text">
      <style:text-properties officeooo:rsid="002571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 </text:p>
      <text:p text:style-name="P1">http://g1.globo.com/tecnologia/noticia/2011/01/primeiro-virus-de-pcs-brain-completa-25-anos.html</text:p>
      <text:p text:style-name="P1">https://en.wikipedia.org/wiki/Brain_(computer_virus)</text:p>
      <text:p text:style-name="P1">https://www.welivesecurity.com/br/2017/01/20/virus-pakistani-brain/</text:p>
      <text:p text:style-name="P1">https://www.tecmundo.com.br/antivirus/108142-6-virus-computador-iconicos-historia.htm</text:p>
      <text:p text:style-name="P2">https://www.baguete.com.br/noticias/software/10/03/2011/voce-se-lembra-do-brain-virus-de-1986 </text:p>
      <text:p text:style-name="P2"/>
      <text:p text:style-name="P3">Geforce 256</text:p>
      <text:p text:style-name="P3">https://pt.wikipedia.org/wiki/GeForce_256 <text:s/></text:p>
      <text:p text:style-name="P3">https://www.hardware.com.br/livros/hardware-manual/nvidia-geforce-256.html </text:p>
      <text:p text:style-name="P3">https://www.anandtech.com/show/391/2 </text:p>
      <text:p text:style-name="P3">https://en.wikipedia.org/wiki/GeForce_256 </text:p>
      <text:p text:style-name="P3">https://www.nvidia.com/page/geforce256.html <text:s/></text:p>
      <text:p text:style-name="P3"/>
      <text:p text:style-name="P4">COBOL</text:p>
      <text:p text:style-name="P4">https://exame.abril.com.br/tecnologia/usada-por-bancos-e-esquecida-por-programadores-linguagem-de-programacao-ganha-folego-com-tecnologia/ </text:p>
      <text:p text:style-name="P4">https://celsokitamura.com.br/cobol/ </text:p>
      <text:p text:style-name="P4">http://jckronbauer.angelfire.com/trabalhos/intrcomp/cobol/historico.html </text:p>
      <text:p text:style-name="P4">https://www.boabase.com.br/pt/blog/cobol/historia-do-cobol/ </text:p>
      <text:p text:style-name="P4">https://pt.wikipedia.org/wiki/COBOL </text:p>
      <text:p text:style-name="P4">https://www.devmedia.com.br/cobol-uma-linguagem-que-ainda-esta-viva/24585 </text:p>
      <text:p text:style-name="P4"/>
      <text:p text:style-name="P4"><text:span text:style-name="T1">IBM 305 RAMAC</text:span><text:tab/></text:p>
      <text:p text:style-name="P4">https://pt.wikipedia.org/wiki/IBM_305_RAMAC </text:p>
      <text:p text:style-name="P4">http://hardplus.com.br/blog/ibm-305-ramac-o-primeiro-utilizar-hd/ </text:p>
      <text:p text:style-name="P4">http://www.computerhistory.org/storageengine/first-commercial-hard-disk-drive-shipped/ </text:p>
      <text:p text:style-name="P4">http://pcworld.com.br/noticias/2013/09/13/a-estonteante-evolucao-dos-discos-rigidos/ </text:p>
      <text:p text:style-name="P4">https://gizmodo.com/5494858/ibm-305-ramac-the-grandaddy-of-modern-hard-drives </text:p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29:29.187535896</meta:creation-date>
    <dc:date>2018-10-04T14:47:24.200000000</dc:date>
    <meta:editing-duration>PT2H30M7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5" meta:word-count="28" meta:character-count="1450" meta:non-whitespace-character-count="1426"/>
  </office:meta>
</office:document-meta>
</file>